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8pt" officeooo:rsid="00144f36" officeooo:paragraph-rsid="00144f36" style:font-size-asian="15.75pt" style:font-size-complex="18pt"/>
    </style:style>
    <style:style style:name="P2" style:family="paragraph" style:parent-style-name="Standard" style:list-style-name="L2">
      <style:paragraph-properties fo:text-align="start" style:justify-single-word="false"/>
      <style:text-properties fo:font-size="18pt" officeooo:rsid="00144f36" officeooo:paragraph-rsid="00144f36" style:font-size-asian="15.75pt" style:font-size-complex="18pt"/>
    </style:style>
    <style:style style:name="P3" style:family="paragraph" style:parent-style-name="Standard" style:list-style-name="L4">
      <style:paragraph-properties fo:text-align="start" style:justify-single-word="false"/>
      <style:text-properties fo:font-size="18pt" officeooo:rsid="00162c72" officeooo:paragraph-rsid="00162c72" style:font-size-asian="15.75pt" style:font-size-complex="18pt"/>
    </style:style>
    <style:style style:name="P4" style:family="paragraph" style:parent-style-name="Standard" style:list-style-name="L5">
      <style:paragraph-properties fo:text-align="start" style:justify-single-word="false"/>
      <style:text-properties fo:font-size="18pt" officeooo:rsid="00162c72" officeooo:paragraph-rsid="00162c72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26pt" officeooo:rsid="00144f36" officeooo:paragraph-rsid="00144f36" style:font-size-asian="26pt" style:font-size-complex="26pt"/>
    </style:style>
    <style:style style:name="P6" style:family="paragraph" style:parent-style-name="Standard" style:list-style-name="L5">
      <style:paragraph-properties fo:text-align="start" style:justify-single-word="false"/>
      <style:text-properties officeooo:paragraph-rsid="00162c72"/>
    </style:style>
    <style:style style:name="P7" style:family="paragraph" style:parent-style-name="Standard" style:list-style-name="L7">
      <style:paragraph-properties fo:text-align="start" style:justify-single-word="false"/>
      <style:text-properties officeooo:paragraph-rsid="00162c72"/>
    </style:style>
    <style:style style:name="P8" style:family="paragraph" style:parent-style-name="Standard" style:list-style-name="L8">
      <style:paragraph-properties fo:text-align="start" style:justify-single-word="false"/>
      <style:text-properties officeooo:paragraph-rsid="00162c72"/>
    </style:style>
    <style:style style:name="T1" style:family="text">
      <style:text-properties fo:font-size="18pt" officeooo:rsid="00162c72" style:font-size-asian="15.75pt" style:font-size-complex="18pt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</text:list-style>
    <text:list-style style:name="L4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Комплекс упражнений в качалке.</text:p>
      <text:list xml:id="list499091214029223802" text:style-name="L1">
        <text:list-item>
          <text:p text:style-name="P1">Трицепсы и спина:</text:p>
        </text:list-item>
      </text:list>
      <text:list xml:id="list2807514064601902849" text:style-name="L2">
        <text:list-item>
          <text:p text:style-name="P2">На мяче лежа ,закидываем ноги на первую ступеньку шведской стенки и делаем отжимания.</text:p>
        </text:list-item>
        <text:list-item>
          <text:p text:style-name="P2">Тянем на себя перекладину(до груди и обратно спина прямая).</text:p>
        </text:list-item>
        <text:list-item>
          <text:p text:style-name="P2">На тренажере ,спину перед валиком и делаем разгибательные движения.</text:p>
        </text:list-item>
        <text:list-item>
          <text:p text:style-name="P2">На тренажере руки на перекладинки локти зафиксированы и осуществляем движения рук вниз вверх целиком.</text:p>
        </text:list-item>
        <text:list-item>
          <text:p text:style-name="P2">На тренажере руки до локтей зафиксированы и осуществляется движение части руки от кисти до локтя.</text:p>
        </text:list-item>
      </text:list>
      <text:list xml:id="list7492753584862434375" text:style-name="L4">
        <text:list-item>
          <text:p text:style-name="P3">Ноги:</text:p>
        </text:list-item>
      </text:list>
      <text:list xml:id="list854359110791539463" text:style-name="L5">
        <text:list-item>
          <text:p text:style-name="P4">приседания у шведской стенки(спина прямая)</text:p>
        </text:list-item>
        <text:list-item>
          <text:p text:style-name="P4">выпады боком у шведской стенки(спина прямая)</text:p>
        </text:list-item>
        <text:list-item>
          <text:p text:style-name="P4">На тренажере под весом сидя выпрямляем и сгибаем колени.</text:p>
        </text:list-item>
        <text:list-item>
          <text:p text:style-name="P4">На тренажере разводим ноги.</text:p>
        </text:list-item>
        <text:list-item>
          <text:p text:style-name="P4">На тренажере сводим ноги.</text:p>
        </text:list-item>
        <text:list-item>
          <text:p text:style-name="P4">Лежа на животе поднимаем два блина по 10 кг.</text:p>
        </text:list-item>
        <text:list-item>
          <text:p text:style-name="P6"><text:span text:style-name="T1">Подъемы на носках на лавочке.(пятки ниже лавочки при спуске)</text:span></text:p>
        </text:list-item>
      </text:list>
      <text:list xml:id="list325755425748436931" text:style-name="L7">
        <text:list-item>
          <text:p text:style-name="P7"><text:span text:style-name="T1">Грудные мышцы и битципсы:</text:span></text:p>
        </text:list-item>
      </text:list>
      <text:list xml:id="list2229366731197906697" text:style-name="L8">
        <text:list-item>
          <text:p text:style-name="P8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14:20:52.471016121</meta:creation-date>
    <dc:date>2018-08-01T10:05:34.718762443</dc:date>
    <meta:editing-duration>P1DT19H24M23S</meta:editing-duration>
    <meta:editing-cycles>1</meta:editing-cycles>
    <meta:document-statistic meta:table-count="0" meta:image-count="0" meta:object-count="0" meta:page-count="1" meta:paragraph-count="17" meta:word-count="134" meta:character-count="813" meta:non-whitespace-character-count="711"/>
    <meta:generator>LibreOffice/5.1.6.2$Linux_X86_64 LibreOffice_project/10m0$Build-2</meta:generator>
  </office:meta>
</office:document-meta>
</file>